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75cm" fo:min-width="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3" style:family="graphic" style:parent-style-name="standard">
      <style:graphic-properties draw:textarea-horizontal-align="justify" draw:textarea-vertical-align="middle" draw:auto-grow-height="false" fo:min-height="0.641cm" fo:min-width="0.55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493cm" fo:min-width="5.0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8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16cm" fo:min-width="3.97cm"/>
    </style:style>
    <style:style style:name="gr7" style:family="graphic" style:parent-style-name="standard">
      <style:graphic-properties draw:textarea-horizontal-align="justify" draw:textarea-vertical-align="middle" draw:auto-grow-height="false" fo:min-height="0.641cm" fo:min-width="0.556cm"/>
    </style:style>
    <style:style style:name="gr8" style:family="graphic" style:parent-style-name="standard">
      <style:graphic-properties draw:stroke="none" draw:fill="none" fo:min-height="0.4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9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85cm" fo:min-width="0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5.85cm" fo:min-width="1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8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45cm" fo:min-width="2.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564cm" fo:min-width="3.31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9.55cm" fo:min-width="1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677cm" fo:min-width="2.1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344cm" fo:min-width="0.138cm"/>
    </style:style>
    <style:style style:name="gr24" style:family="graphic" style:parent-style-name="standard">
      <style:graphic-properties draw:textarea-horizontal-align="justify" draw:textarea-vertical-align="middle" draw:auto-grow-height="false" fo:min-height="0.1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4.417cm" fo:min-width="4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5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216cm" fo:min-width="2.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25cm" fo:min-width="9.11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25cm" fo:min-width="10.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5cm" svg:height="9cm" svg:x="1.8cm" svg:y="1.8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6.454cm" svg:height="0.962cm" svg:x="4.215cm" svg:y="1.978cm">
            <draw:text-box>
              <text:p>Restaurant Simulator</text:p>
            </draw:text-box>
          </draw:frame>
          <draw:custom-shape draw:style-name="gr3" draw:text-style-name="P1" draw:layer="layout" svg:width="1.055cm" svg:height="0.891cm" svg:x="2.944cm" svg:y="3.31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55cm" svg:height="0.891cm" svg:x="4.879cm" svg:y="3.137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55cm" svg:height="0.891cm" svg:x="6.99cm" svg:y="3.404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55cm" svg:height="0.891cm" svg:x="9.453cm" svg:y="3.048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55cm" svg:height="0.891cm" svg:x="9.189cm" svg:y="5.008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41cm" svg:height="3.743cm" svg:x="2.24cm" svg:y="5.45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2.382cm" svg:height="0.763cm" svg:x="3.487cm" svg:y="5.576cm">
            <draw:text-box>
              <text:p><text:span text:style-name="T1">Bookings</text:span></text:p>
            </draw:text-box>
          </draw:frame>
          <draw:custom-shape draw:style-name="gr6" draw:text-style-name="P3" draw:layer="layout" svg:width="4.574cm" svg:height="1.07cm" svg:x="2.416cm" svg:y="9.552cm">
            <text:p text:style-name="P1"><text:span text:style-name="T2">Manage Booking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1.056cm" svg:height="0.891cm" svg:x="8.309cm" svg:y="6.879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55cm" svg:height="0.891cm" svg:x="9.717cm" svg:y="7.949cm">
            <text:p text:style-name="P1">7</text:p>
            <draw:enhanced-geometry svg:viewBox="0 0 21600 21600" draw:type="rectangle" draw:enhanced-path="M 0 0 L 21600 0 21600 21600 0 21600 0 0 Z N"/>
          </draw:custom-shape>
          <draw:frame draw:style-name="gr8" draw:layer="layout" svg:width="4.398cm" svg:height="0.662cm" svg:x="2.592cm" svg:y="6.345cm">
            <draw:text-box>
              <text:p><text:span text:style-name="T3"><text:s/></text:span></text:p>
            </draw:text-box>
          </draw:frame>
          <draw:frame draw:style-name="gr9" draw:text-style-name="P4" draw:layer="layout" svg:width="5.497cm" svg:height="0.607cm" svg:x="2.506cm" svg:y="6.255cm">
            <draw:text-box>
              <text:p><text:span text:style-name="T4">Name | TelNo|TableNo|PplNo|Time </text:span></text:p>
            </draw:text-box>
          </draw:frame>
        </draw:g>
        <draw:frame draw:style-name="gr10" draw:text-style-name="P5" draw:layer="layout" svg:width="6.7cm" svg:height="3.779cm" svg:x="12.4cm" svg:y="7.7cm">
          <draw:text-box>
            <text:p><text:span text:style-name="T2">However, if a table hasn't been occupied</text:span></text:p>
            <text:p><text:span text:style-name="T2">then the 'Assign customers to table' box will appear once clicked on the unoccupied table.</text:span></text:p>
          </draw:text-box>
        </draw:frame>
        <draw:line draw:style-name="gr11" draw:text-style-name="P1" draw:layer="layout" svg:x1="9.1cm" svg:y1="7.7cm" svg:x2="8.6cm" svg:y2="12cm">
          <text:p/>
        </draw:line>
        <draw:frame draw:style-name="gr12" draw:text-style-name="P5" draw:layer="layout" svg:width="7.1cm" svg:height="10.835cm" svg:x="12.7cm" svg:y="12.1cm">
          <draw:text-box>
            <text:p><text:span text:style-name="T2">User inputs the number of people that will be on the table</text:span></text:p>
            <text:p><text:span text:style-name="T2"/></text:p>
            <text:p><text:span text:style-name="T2">The user will not input the time of arrival or date of arrival as these will be from the system time and date.</text:span></text:p>
            <text:p><text:span text:style-name="T2"/></text:p>
            <text:p><text:span text:style-name="T2">Selecting 'Create' will transfer all the details from the 'Assign customer' box such as number of people, date and time of arrival to the order screen.</text:span></text:p>
            <text:p><text:span text:style-name="T2"/></text:p>
            <text:p><text:span text:style-name="T2">Selecting 'Cancel' will close the 'Assign customer' box.</text:span></text:p>
          </draw:text-box>
        </draw:frame>
        <draw:g>
          <draw:custom-shape draw:style-name="gr13" draw:text-style-name="P1" draw:layer="layout" svg:width="10.8cm" svg:height="6.1cm" svg:x="1.5cm" svg:y="11.7cm">
            <text:p/>
            <draw:enhanced-geometry svg:viewBox="0 0 21600 21600" draw:type="rectangle" draw:enhanced-path="M 0 0 L 21600 0 21600 21600 0 21600 0 0 Z N"/>
          </draw:custom-shape>
          <draw:frame draw:style-name="gr14" draw:layer="layout" svg:width="2.72cm" svg:height="0.962cm" svg:x="5.8cm" svg:y="11.9cm">
            <draw:text-box>
              <text:p>Table 6 </text:p>
            </draw:text-box>
          </draw:frame>
          <draw:frame draw:style-name="gr15" draw:text-style-name="P5" draw:layer="layout" svg:width="4.888cm" svg:height="0.839cm" svg:x="1.9cm" svg:y="13.138cm">
            <draw:text-box>
              <text:p><text:span text:style-name="T2">Number of people:</text:span></text:p>
            </draw:text-box>
          </draw:frame>
          <draw:custom-shape draw:style-name="gr16" draw:text-style-name="P1" draw:layer="layout" svg:width="3.3cm" svg:height="0.7cm" svg:x="7.6cm" svg:y="13.2cm">
            <text:p text:style-name="P1">2</text:p>
            <draw:enhanced-geometry svg:viewBox="0 0 21600 21600" draw:type="rectangle" draw:enhanced-path="M 0 0 L 21600 0 21600 21600 0 21600 0 0 Z N"/>
          </draw:custom-shape>
          <draw:frame draw:style-name="gr17" draw:text-style-name="P5" draw:layer="layout" svg:width="3.999cm" svg:height="0.839cm" svg:x="2cm" svg:y="14.2cm">
            <draw:text-box>
              <text:p><text:span text:style-name="T2">Time of arrival:</text:span></text:p>
            </draw:text-box>
          </draw:frame>
          <draw:custom-shape draw:style-name="gr16" draw:text-style-name="P1" draw:layer="layout" svg:width="3.3cm" svg:height="0.7cm" svg:x="7.599cm" svg:y="14.2cm">
            <text:p text:style-name="P1">19:32</text:p>
            <draw:enhanced-geometry svg:viewBox="0 0 21600 21600" draw:type="rectangle" draw:enhanced-path="M 0 0 L 21600 0 21600 21600 0 21600 0 0 Z N"/>
          </draw:custom-shape>
          <draw:frame draw:style-name="gr17" draw:text-style-name="P5" draw:layer="layout" svg:width="3.999cm" svg:height="0.839cm" svg:x="2cm" svg:y="15.261cm">
            <draw:text-box>
              <text:p><text:span text:style-name="T2">Date of arrival:</text:span></text:p>
            </draw:text-box>
          </draw:frame>
          <draw:custom-shape draw:style-name="gr16" draw:text-style-name="P1" draw:layer="layout" svg:width="3.3cm" svg:height="0.7cm" svg:x="7.599cm" svg:y="15.3cm">
            <text:p text:style-name="P1">04/06/13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9cm" svg:height="0.9cm" svg:x="2.3cm" svg:y="16.5cm">
            <text:p text:style-name="P1">Cre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" draw:layer="layout" svg:width="3.9cm" svg:height="0.9cm" svg:x="7.3cm" svg:y="16.5cm">
            <text:p text:style-name="P1">Canc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9" draw:text-style-name="P1" draw:layer="layout" svg:width="10.8cm" svg:height="9.8cm" svg:x="1.9cm" svg:y="18.2cm">
            <text:p/>
            <draw:enhanced-geometry svg:viewBox="0 0 21600 21600" draw:type="rectangle" draw:enhanced-path="M 0 0 L 21600 0 21600 21600 0 21600 0 0 Z N"/>
          </draw:custom-shape>
          <draw:frame draw:style-name="gr20" draw:layer="layout" svg:width="2.59cm" svg:height="0.962cm" svg:x="5.5cm" svg:y="18.387cm">
            <draw:text-box>
              <text:p>Table 6</text:p>
            </draw:text-box>
          </draw:frame>
          <draw:frame draw:style-name="gr21" draw:text-style-name="P6" draw:layer="layout" svg:width="5.6cm" svg:height="1.12cm" svg:x="2.2cm" svg:y="19.413cm">
            <draw:text-box>
              <text:p><text:span text:style-name="T5">Number of people: 2 </text:span></text:p>
            </draw:text-box>
          </draw:frame>
          <draw:custom-shape draw:style-name="gr22" draw:text-style-name="P1" draw:layer="layout" svg:width="2.7cm" svg:height="1.027cm" svg:x="2.6cm" svg:y="26.133cm">
            <text:p text:style-name="P1">Ad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2.7cm" svg:height="1.027cm" svg:x="5.7cm" svg:y="26.133cm">
            <text:p text:style-name="P1">De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0.9cm" svg:height="0.84cm" svg:x="2.3cm" svg:y="18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4cm" svg:height="0.373cm" svg:x="2.6cm" svg:y="18.667cm">
            <text:p/>
            <draw:enhanced-geometry svg:viewBox="0 0 21600 21600" draw:text-areas="?f7 ?f0 21600 ?f2" draw:type="left-arrow" draw:modifiers="5817.45635910224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5" draw:text-style-name="P7" draw:layer="layout" svg:width="3.296cm" svg:height="1.199cm" svg:x="8.066cm" svg:y="19.507cm">
            <draw:text-box>
              <text:p><text:span text:style-name="T6">Date: 04/06/13</text:span></text:p>
            </draw:text-box>
          </draw:frame>
          <draw:custom-shape draw:style-name="gr22" draw:text-style-name="P1" draw:layer="layout" svg:width="2.7cm" svg:height="1.027cm" svg:x="9cm" svg:y="26.133cm">
            <text:p text:style-name="P1">Fini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" draw:text-style-name="P1" draw:layer="layout" svg:width="4.6cm" svg:height="4.667cm" svg:x="2.7cm" svg:y="20.72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" draw:layer="layout" svg:width="4.6cm" svg:height="4.667cm" svg:x="7.3cm" svg:y="20.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7" draw:text-style-name="P7" draw:layer="layout" svg:width="2cm" svg:height="0.805cm" svg:x="4cm" svg:y="20.942cm">
            <draw:text-box>
              <text:p><text:span text:style-name="T6">Dish</text:span></text:p>
            </draw:text-box>
          </draw:frame>
          <draw:frame draw:style-name="gr28" draw:text-style-name="P7" draw:layer="layout" svg:width="2cm" svg:height="0.804cm" svg:x="8.5cm" svg:y="20.907cm">
            <draw:text-box>
              <text:p><text:span text:style-name="T6">Drink</text:span></text:p>
            </draw:text-box>
          </draw:frame>
          <draw:frame draw:style-name="gr14" draw:layer="layout" svg:width="1.336cm" svg:height="0.962cm" svg:x="2.863cm" svg:y="20.73cm">
            <draw:text-box>
              <text:p><text:span text:style-name="T6">Qty</text:span> </text:p>
            </draw:text-box>
          </draw:frame>
          <draw:frame draw:style-name="gr14" draw:layer="layout" svg:width="1.336cm" svg:height="0.962cm" svg:x="7.364cm" svg:y="20.72cm">
            <draw:text-box>
              <text:p><text:span text:style-name="T6">Qty</text:span> </text:p>
            </draw:text-box>
          </draw:frame>
          <draw:frame draw:style-name="gr29" draw:text-style-name="P7" draw:layer="layout" svg:width="1.495cm" svg:height="0.725cm" svg:x="10.333cm" svg:y="20.883cm">
            <draw:text-box>
              <text:p><text:span text:style-name="T6">Price</text:span></text:p>
            </draw:text-box>
          </draw:frame>
          <draw:frame draw:style-name="gr29" draw:text-style-name="P7" draw:layer="layout" svg:width="1.495cm" svg:height="0.725cm" svg:x="5.533cm" svg:y="20.883cm">
            <draw:text-box>
              <text:p><text:span text:style-name="T6">Price</text:span></text:p>
            </draw:text-box>
          </draw:frame>
          <draw:line draw:style-name="gr30" draw:text-style-name="P1" draw:layer="layout" svg:x1="2.7cm" svg:y1="24.547cm" svg:x2="7.2cm" svg:y2="24.547cm">
            <text:p/>
          </draw:line>
          <draw:line draw:style-name="gr30" draw:text-style-name="P1" draw:layer="layout" svg:x1="7.4cm" svg:y1="24.547cm" svg:x2="11.9cm" svg:y2="24.547cm">
            <text:p/>
          </draw:line>
          <draw:frame draw:style-name="gr31" draw:text-style-name="P7" draw:layer="layout" svg:width="3.518cm" svg:height="0.725cm" svg:x="2.939cm" svg:y="24.582cm">
            <draw:text-box>
              <text:p><text:span text:style-name="T6">Total Dish Price</text:span></text:p>
            </draw:text-box>
          </draw:frame>
          <draw:frame draw:style-name="gr32" draw:text-style-name="P7" draw:layer="layout" svg:width="3.66cm" svg:height="0.725cm" svg:x="7.239cm" svg:y="24.489cm">
            <draw:text-box>
              <text:p><text:span text:style-name="T6">Total Drink Price</text:span></text:p>
            </draw:text-box>
          </draw:frame>
          <draw:custom-shape draw:style-name="gr33" draw:text-style-name="P8" draw:layer="layout" svg:width="3.3cm" svg:height="0.466cm" svg:x="8.5cm" svg:y="25.387cm">
            <text:p text:style-name="P1"><text:span text:style-name="T6">Total Price</text:span></text:p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6.5cm" svg:y1="24.547cm" svg:x2="6.5cm" svg:y2="25.387cm">
            <text:p/>
          </draw:line>
          <draw:line draw:style-name="gr30" draw:text-style-name="P1" draw:layer="layout" svg:x1="10.9cm" svg:y1="24.547cm" svg:x2="10.9cm" svg:y2="25.387cm">
            <text:p/>
          </draw:line>
          <draw:line draw:style-name="gr30" draw:text-style-name="P1" draw:layer="layout" svg:x1="11.3cm" svg:y1="25.387cm" svg:x2="11.3cm" svg:y2="25.854cm">
            <text:p/>
          </draw:line>
        </draw:g>
        <draw:frame draw:style-name="gr34" draw:text-style-name="P9" draw:layer="layout" svg:width="4.5cm" svg:height="0.8cm" svg:x="7.5cm" svg:y="20cm">
          <draw:text-box>
            <text:p><text:span text:style-name="T7">Time of Arrival:19:32</text:span></text:p>
          </draw:text-box>
        </draw:frame>
        <draw:line draw:style-name="gr11" draw:text-style-name="P1" draw:layer="layout" svg:x1="2.6cm" svg:y1="17cm" svg:x2="4.1cm" svg:y2="18.9cm">
          <text:p/>
        </draw:line>
        <draw:g>
          <draw:custom-shape draw:style-name="gr35" draw:text-style-name="P1" draw:layer="layout" svg:width="9.611cm" svg:height="0.5cm" svg:x="1.789cm" svg:y="1.4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7" draw:layer="layout" svg:width="9.522cm" svg:height="0.725cm" svg:x="1.7cm" svg:y="1.275cm">
            <draw:text-box>
              <text:p text:style-name="P7"><text:span text:style-name="T6">Menu | Change Password</text:span></text:p>
            </draw:text-box>
          </draw:frame>
        </draw:g>
        <draw:g>
          <draw:custom-shape draw:style-name="gr37" draw:text-style-name="P1" draw:layer="layout" svg:width="10.8cm" svg:height="0.5cm" svg:x="1.9cm" svg:y="17.9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7" draw:layer="layout" svg:width="10.701cm" svg:height="0.725cm" svg:x="1.8cm" svg:y="17.775cm">
            <draw:text-box>
              <text:p text:style-name="P7"><text:span text:style-name="T6">Menu | Change Passwor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8:06:12.650000000</meta:creation-date>
    <dc:date>2015-01-13T20:57:06.916000000</dc:date>
    <meta:editing-duration>PT15M59S</meta:editing-duration>
    <meta:editing-cycles>4</meta:editing-cycles>
    <meta:generator>LibreOffice/4.3.2.2$Windows_x86 LibreOffice_project/edfb5295ba211bd31ad47d0bad0118690f76407d</meta:generator>
    <meta:document-statistic meta:object-count="64"/>
  </office:meta>
</office:document-meta>
</file>